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9pt" style:font-size-asian="9pt" style:font-size-complex="9pt"/>
    </style:style>
    <style:style style:name="P2" style:family="paragraph" style:parent-style-name="Standard">
      <style:text-properties style:font-name="Liberation Serif" fo:font-size="9pt" fo:font-weight="bold" style:font-size-asian="9pt" style:font-weight-asian="bold" style:font-size-complex="9pt"/>
    </style:style>
    <style:style style:name="P3" style:family="paragraph" style:parent-style-name="Standard" style:master-page-name="Standard">
      <style:paragraph-properties style:page-number="auto"/>
      <style:text-properties style:font-name="Liberation Serif" fo:font-size="9pt" fo:font-weight="bold" style:font-size-asian="9pt" style:font-weight-asian="bold" style:font-size-complex="9pt"/>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 GAME LICENSE Version 1.0a</text:p>
      <text:p text:style-name="P1"/>
      <text:p text:style-name="P1">The following text is the property of Wizards of the Coast, Inc. and is Copyright 2000 Wizards of the Coast, Inc (“Wizards”). All Rights Reserved.</text:p>
      <text:p text:style-name="P1"/>
      <text:p text:style-name="P1"><text:span text:style-name="T1">1. Definitions</text:span>: <text:span text:style-name="T1">(a) “Contributors”</text:span> means the copyright and/or trademark owners who have contributed Open Game Content; <text:span text:style-name="T1">(b) “Derivative Material”</text:span>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text:span text:style-name="T1">(c) “Distribute”</text:span> means to reproduce, license, rent, lease, sell, broadcast, publicly display, transmit or otherwise distribute; <text:span text:style-name="T1">(d) “Open Game Content”</text:span>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text:span text:style-name="T1">(e) “Product Identity”</text:span>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text:span text:style-name="T1">(f) “Trademark”</text:span> means the logos, names, mark, sign, motto, designs that are used by a Contributor to identify itself or its products or the associated products contributed to the Open Game License by the Contributor <text:span text:style-name="T1">(g) “Use”, “Used” or “Using”</text:span> means to use, Distribute, copy, edit, format, modify, translate and otherwise create Derivative Material of Open Game Content; <text:span text:style-name="T1">(h) “You” or “Your”</text:span> means the licensee in terms of this agreement.</text:p>
      <text:p text:style-name="P1"/>
      <text:p text:style-name="P1"><text:span text:style-name="T1">2. The License</text:span>: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
      <text:p text:style-name="P1"><text:span text:style-name="T1">3. Offer and Acceptance</text:span>: By Using the Open Game Content You indicate Your acceptance of the terms of this License.</text:p>
      <text:p text:style-name="P1"/>
      <text:p text:style-name="P1"><text:span text:style-name="T1">4. Grant and Consideration</text:span>: In consideration for agreeing to use this License, the Contributors grant You a perpetual, worldwide, royalty-free, non-exclusive license with the exact terms of this License to Use, the Open Game Content.</text:p>
      <text:p text:style-name="P1"/>
      <text:p text:style-name="P1"><text:span text:style-name="T1">5. Representation of Authority to Contribute</text:span>: If You are contributing original material as Open Game Content, You represent that Your Contributions are Your original creation and/or You have sufficient rights to grant the rights conveyed by this License.</text:p>
      <text:p text:style-name="P1"/>
      <text:p text:style-name="P1"><text:span text:style-name="T1">6. Notice of License Copyright</text:span>: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
      <text:p text:style-name="P1"><text:span text:style-name="T1">7. Use of Product Identity</text:span>: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
      <text:p text:style-name="P1"><text:span text:style-name="T1">8. Identification</text:span>: If you distribute Open Game Content You must clearly indicate which portions of the work that you are distributing are Open Game Content.</text:p>
      <text:p text:style-name="P1"/>
      <text:p text:style-name="P1"><text:span text:style-name="T1">9. Updating the License</text:span>: Wizards or its designated Agents may publish updated versions of this License. You may use any authorized version of this License to copy, modify and distribute any Open Game Content originally distributed under any version of this License.</text:p>
      <text:p text:style-name="P1"/>
      <text:p text:style-name="P1"><text:span text:style-name="T1">10. Copy of this License</text:span>: You MUST include a copy of this License with every copy of the Open Game Content You Distribute.</text:p>
      <text:p text:style-name="P1"/>
      <text:p text:style-name="P1"><text:span text:style-name="T1">11. Use of Contributor Credits</text:span>: You may not market or advertise the Open Game Content using the name of any Contributor unless You have written permission from the Contributor to do so.</text:p>
      <text:p text:style-name="P1"/>
      <text:p text:style-name="P1"><text:span text:style-name="T1">12. Inability to Comply</text:span>: If it is impossible for You to comply with any of the terms of this License with respect to some or all of the Open Game Content due to statute, judicial order, or governmental regulation then You may not Use any Open Game Material so affected.</text:p>
      <text:p text:style-name="P1"/>
      <text:p text:style-name="P1"><text:span text:style-name="T1">13. Termination</text:span>: This License will terminate automatically if You fail to comply with all terms herein and fail to cure such breach within 30 days of becoming aware of the breach. All sublicenses shall survive the termination of this License.</text:p>
      <text:p text:style-name="P1"/>
      <text:p text:style-name="P1"><text:span text:style-name="T1">14. Reformation</text:span>: If any provision of this License is held to be unenforceable, such provision shall be reformed only to the extent necessary to make it enforceable.</text:p>
      <text:p text:style-name="P1"/>
      <text:p text:style-name="P2">15. COPYRIGHT NOTICE</text:p>
      <text:p text:style-name="P1">Open Game License v1.0a<text:bookmark text:name="_GoBack"/> Copyright 2000, Wizards of the Coast,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pt" style:country-asian="BR"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pt" fo:country="BR" style:letter-kerning="true" style:font-name-asian="Droid Sans Fallback" style:font-size-asian="11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orphans="2" fo:widows="2" style:writing-mode="lr-tb"/>
      <style:text-properties style:font-name="Times New Roman" fo:font-family="'Times New Roman'" style:font-family-generic="roman" style:font-pitch="variable" fo:font-size="10pt" fo:language="en" fo:country="US"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01cm" fo:margin-bottom="1.501cm" fo:margin-left="1.199cm" fo:margin-right="1.199cm" style:writing-mode="lr-tb" style:layout-grid-color="#c0c0c0" style:layout-grid-lines="2493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GAME LICENSE Version 1</dc:title>
    <meta:initial-creator>Ryan Dancey</meta:initial-creator>
    <meta:editing-cycles>13</meta:editing-cycles>
    <meta:creation-date>2011-11-09T03:44:00</meta:creation-date>
    <dc:date>2015-12-08T14:18:04.008239167</dc:date>
    <meta:editing-duration>PT31S</meta:editing-duration>
    <meta:generator>LibreOffice/5.0.3.2$Linux_X86_64 LibreOffice_project/e5f16313668ac592c1bfb310f4390624e3dbfb75</meta:generator>
    <dc:creator>Daniel Dias Rodrigues</dc:creator>
    <meta:document-statistic meta:table-count="0" meta:image-count="0" meta:object-count="0" meta:page-count="1" meta:paragraph-count="18" meta:word-count="954" meta:character-count="6137" meta:non-whitespace-character-count="5201"/>
    <meta:user-defined meta:name="AppVersion">14.0000</meta:user-defined>
    <meta:user-defined meta:name="Company">Wizards of the Coa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